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SAS_REDUCED" table:style-name="ta1">
        <table:shapes>
          <draw:frame draw:z-index="0" draw:style-name="gr1" draw:text-style-name="P1" svg:width="271.63mm" svg:height="146.95mm" svg:x="114.59mm" svg:y="26.77mm">
            <draw:object draw:notify-on-update-of-ranges="SAS_REDUCED.A1:SAS_REDUCED.A363 SAS_REDUCED.B1:SAS_REDUCED.B3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08:50:00</text:p>
          </table:table-cell>
          <table:table-cell office:value-type="float" office:value="3.2625" calcext:value-type="float">
            <text:p>3.2625</text:p>
          </table:table-cell>
          <table:table-cell/>
          <table:table-cell table:formula="of:=AVERAGE([.B1:.B10000])" office:value-type="float" office:value="3.0432" calcext:value-type="float">
            <text:p>3.0432</text:p>
          </table:table-cell>
        </table:table-row>
        <table:table-row table:style-name="ro1">
          <table:table-cell table:style-name="ce1" office:value-type="string" calcext:value-type="string">
            <text:p>08:51:41</text:p>
          </table:table-cell>
          <table:table-cell office:value-type="float" office:value="3.2906" calcext:value-type="float">
            <text:p>3.2906</text:p>
          </table:table-cell>
          <table:table-cell/>
          <table:table-cell table:formula="of:=MEDIAN([.B1:.B100000])" office:value-type="float" office:value="3.254" calcext:value-type="float">
            <text:p>3.2540</text:p>
          </table:table-cell>
        </table:table-row>
        <table:table-row table:style-name="ro1">
          <table:table-cell table:style-name="ce1" office:value-type="string" calcext:value-type="string">
            <text:p>08:53:23</text:p>
          </table:table-cell>
          <table:table-cell office:value-type="float" office:value="3.2039" calcext:value-type="float">
            <text:p>3.20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:56:20</text:p>
          </table:table-cell>
          <table:table-cell office:value-type="float" office:value="3.2088" calcext:value-type="float">
            <text:p>3.20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:59:43</text:p>
          </table:table-cell>
          <table:table-cell office:value-type="float" office:value="3.1893" calcext:value-type="float">
            <text:p>3.18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1:25</text:p>
          </table:table-cell>
          <table:table-cell office:value-type="float" office:value="3.1893" calcext:value-type="float">
            <text:p>3.18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4:50</text:p>
          </table:table-cell>
          <table:table-cell office:value-type="float" office:value="3.2027" calcext:value-type="float">
            <text:p>3.20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6:32</text:p>
          </table:table-cell>
          <table:table-cell office:value-type="float" office:value="3.1917" calcext:value-type="float">
            <text:p>3.19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9:52</text:p>
          </table:table-cell>
          <table:table-cell office:value-type="float" office:value="3.1844" calcext:value-type="float">
            <text:p>3.18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1:34</text:p>
          </table:table-cell>
          <table:table-cell office:value-type="float" office:value="3.2088" calcext:value-type="float">
            <text:p>3.20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3:16</text:p>
          </table:table-cell>
          <table:table-cell office:value-type="float" office:value="3.2051" calcext:value-type="float">
            <text:p>3.20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4:57</text:p>
          </table:table-cell>
          <table:table-cell office:value-type="float" office:value="3.1868" calcext:value-type="float">
            <text:p>3.18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6:39</text:p>
          </table:table-cell>
          <table:table-cell office:value-type="float" office:value="3.1746" calcext:value-type="float">
            <text:p>3.17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8:21</text:p>
          </table:table-cell>
          <table:table-cell office:value-type="float" office:value="3.1709" calcext:value-type="float">
            <text:p>3.17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0:02</text:p>
          </table:table-cell>
          <table:table-cell office:value-type="float" office:value="3.2002" calcext:value-type="float">
            <text:p>3.20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1:44</text:p>
          </table:table-cell>
          <table:table-cell office:value-type="float" office:value="3.2576" calcext:value-type="float">
            <text:p>3.25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3:26</text:p>
          </table:table-cell>
          <table:table-cell office:value-type="float" office:value="3.3016" calcext:value-type="float">
            <text:p>3.3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5:07</text:p>
          </table:table-cell>
          <table:table-cell office:value-type="float" office:value="3.3309" calcext:value-type="float">
            <text:p>3.3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8:03</text:p>
          </table:table-cell>
          <table:table-cell office:value-type="float" office:value="3.3529" calcext:value-type="float">
            <text:p>3.3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9:45</text:p>
          </table:table-cell>
          <table:table-cell office:value-type="float" office:value="3.3504" calcext:value-type="float">
            <text:p>3.35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1:26</text:p>
          </table:table-cell>
          <table:table-cell office:value-type="float" office:value="3.3614" calcext:value-type="float">
            <text:p>3.36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3:08</text:p>
          </table:table-cell>
          <table:table-cell office:value-type="float" office:value="3.359" calcext:value-type="float">
            <text:p>3.35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4:50</text:p>
          </table:table-cell>
          <table:table-cell office:value-type="float" office:value="3.3663" calcext:value-type="float">
            <text:p>3.36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6:31</text:p>
          </table:table-cell>
          <table:table-cell office:value-type="float" office:value="3.315" calcext:value-type="float">
            <text:p>3.31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8:13</text:p>
          </table:table-cell>
          <table:table-cell office:value-type="float" office:value="3.2955" calcext:value-type="float">
            <text:p>3.2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9:55</text:p>
          </table:table-cell>
          <table:table-cell office:value-type="float" office:value="3.304" calcext:value-type="float">
            <text:p>3.30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1:36</text:p>
          </table:table-cell>
          <table:table-cell office:value-type="float" office:value="3.3309" calcext:value-type="float">
            <text:p>3.3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3:18</text:p>
          </table:table-cell>
          <table:table-cell office:value-type="float" office:value="3.3492" calcext:value-type="float">
            <text:p>3.34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4:59</text:p>
          </table:table-cell>
          <table:table-cell office:value-type="float" office:value="3.3736" calcext:value-type="float">
            <text:p>3.37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6:41</text:p>
          </table:table-cell>
          <table:table-cell office:value-type="float" office:value="3.3724" calcext:value-type="float">
            <text:p>3.37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8:23</text:p>
          </table:table-cell>
          <table:table-cell office:value-type="float" office:value="3.37" calcext:value-type="float">
            <text:p>3.3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0:04</text:p>
          </table:table-cell>
          <table:table-cell office:value-type="float" office:value="3.3748" calcext:value-type="float">
            <text:p>3.3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1:46</text:p>
          </table:table-cell>
          <table:table-cell office:value-type="float" office:value="3.3663" calcext:value-type="float">
            <text:p>3.36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3:28</text:p>
          </table:table-cell>
          <table:table-cell office:value-type="float" office:value="3.3553" calcext:value-type="float">
            <text:p>3.35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5:09</text:p>
          </table:table-cell>
          <table:table-cell office:value-type="float" office:value="3.3284" calcext:value-type="float">
            <text:p>3.32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6:51</text:p>
          </table:table-cell>
          <table:table-cell office:value-type="float" office:value="3.3358" calcext:value-type="float">
            <text:p>3.3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8:32</text:p>
          </table:table-cell>
          <table:table-cell office:value-type="float" office:value="3.3468" calcext:value-type="float">
            <text:p>3.34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0:14</text:p>
          </table:table-cell>
          <table:table-cell office:value-type="float" office:value="3.3223" calcext:value-type="float">
            <text:p>3.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1:56</text:p>
          </table:table-cell>
          <table:table-cell office:value-type="float" office:value="3.2747" calcext:value-type="float">
            <text:p>3.2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3:37</text:p>
          </table:table-cell>
          <table:table-cell office:value-type="float" office:value="3.2381" calcext:value-type="float">
            <text:p>3.23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5:19</text:p>
          </table:table-cell>
          <table:table-cell office:value-type="float" office:value="3.2625" calcext:value-type="float">
            <text:p>3.2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7:01</text:p>
          </table:table-cell>
          <table:table-cell office:value-type="float" office:value="3.3126" calcext:value-type="float">
            <text:p>3.31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8:42</text:p>
          </table:table-cell>
          <table:table-cell office:value-type="float" office:value="3.3162" calcext:value-type="float">
            <text:p>3.3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0:24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2:05</text:p>
          </table:table-cell>
          <table:table-cell office:value-type="float" office:value="3.243" calcext:value-type="float">
            <text:p>3.24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8:58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0:40</text:p>
          </table:table-cell>
          <table:table-cell office:value-type="float" office:value="3.2418" calcext:value-type="float">
            <text:p>3.24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2:22</text:p>
          </table:table-cell>
          <table:table-cell office:value-type="float" office:value="3.2393" calcext:value-type="float">
            <text:p>3.23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4:03</text:p>
          </table:table-cell>
          <table:table-cell office:value-type="float" office:value="3.2271" calcext:value-type="float">
            <text:p>3.22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5:45</text:p>
          </table:table-cell>
          <table:table-cell office:value-type="float" office:value="3.2418" calcext:value-type="float">
            <text:p>3.24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7:26</text:p>
          </table:table-cell>
          <table:table-cell office:value-type="float" office:value="3.2405" calcext:value-type="float">
            <text:p>3.24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9:08</text:p>
          </table:table-cell>
          <table:table-cell office:value-type="float" office:value="3.2234" calcext:value-type="float">
            <text:p>3.22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0:50</text:p>
          </table:table-cell>
          <table:table-cell office:value-type="float" office:value="3.199" calcext:value-type="float">
            <text:p>3.19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2:31</text:p>
          </table:table-cell>
          <table:table-cell office:value-type="float" office:value="3.1807" calcext:value-type="float">
            <text:p>3.1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4:13</text:p>
          </table:table-cell>
          <table:table-cell office:value-type="float" office:value="3.1587" calcext:value-type="float">
            <text:p>3.15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5:55</text:p>
          </table:table-cell>
          <table:table-cell office:value-type="float" office:value="3.1538" calcext:value-type="float">
            <text:p>3.15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7:36</text:p>
          </table:table-cell>
          <table:table-cell office:value-type="float" office:value="3.1294" calcext:value-type="float">
            <text:p>3.12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9:18</text:p>
          </table:table-cell>
          <table:table-cell office:value-type="float" office:value="3.0757" calcext:value-type="float">
            <text:p>3.07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1:00</text:p>
          </table:table-cell>
          <table:table-cell office:value-type="float" office:value="3.0366" calcext:value-type="float">
            <text:p>3.03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2:41</text:p>
          </table:table-cell>
          <table:table-cell office:value-type="float" office:value="2.9927" calcext:value-type="float">
            <text:p>2.99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4:23</text:p>
          </table:table-cell>
          <table:table-cell office:value-type="float" office:value="2.9939" calcext:value-type="float">
            <text:p>2.99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6:05</text:p>
          </table:table-cell>
          <table:table-cell office:value-type="float" office:value="2.9963" calcext:value-type="float">
            <text:p>2.9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7:46</text:p>
          </table:table-cell>
          <table:table-cell office:value-type="float" office:value="2.9768" calcext:value-type="float">
            <text:p>2.97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9:28</text:p>
          </table:table-cell>
          <table:table-cell office:value-type="float" office:value="2.9548" calcext:value-type="float">
            <text:p>2.95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1:10</text:p>
          </table:table-cell>
          <table:table-cell office:value-type="float" office:value="2.9255" calcext:value-type="float">
            <text:p>2.92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2:51</text:p>
          </table:table-cell>
          <table:table-cell office:value-type="float" office:value="2.9158" calcext:value-type="float">
            <text:p>2.91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4:33</text:p>
          </table:table-cell>
          <table:table-cell office:value-type="float" office:value="2.8889" calcext:value-type="float">
            <text:p>2.8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7:56</text:p>
          </table:table-cell>
          <table:table-cell office:value-type="float" office:value="2.873" calcext:value-type="float">
            <text:p>2.87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9:38</text:p>
          </table:table-cell>
          <table:table-cell office:value-type="float" office:value="2.8694" calcext:value-type="float">
            <text:p>2.86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1:19</text:p>
          </table:table-cell>
          <table:table-cell office:value-type="float" office:value="2.9121" calcext:value-type="float">
            <text:p>2.9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3:01</text:p>
          </table:table-cell>
          <table:table-cell office:value-type="float" office:value="2.9377" calcext:value-type="float">
            <text:p>2.93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4:43</text:p>
          </table:table-cell>
          <table:table-cell office:value-type="float" office:value="2.9145" calcext:value-type="float">
            <text:p>2.91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6:24</text:p>
          </table:table-cell>
          <table:table-cell office:value-type="float" office:value="2.9194" calcext:value-type="float">
            <text:p>2.91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8:06</text:p>
          </table:table-cell>
          <table:table-cell office:value-type="float" office:value="2.9646" calcext:value-type="float">
            <text:p>2.96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9:48</text:p>
          </table:table-cell>
          <table:table-cell office:value-type="float" office:value="3.0024" calcext:value-type="float">
            <text:p>3.00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1:29</text:p>
          </table:table-cell>
          <table:table-cell office:value-type="float" office:value="3.0574" calcext:value-type="float">
            <text:p>3.05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3:11</text:p>
          </table:table-cell>
          <table:table-cell office:value-type="float" office:value="3.0757" calcext:value-type="float">
            <text:p>3.07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4:52</text:p>
          </table:table-cell>
          <table:table-cell office:value-type="float" office:value="3.0623" calcext:value-type="float">
            <text:p>3.06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6:34</text:p>
          </table:table-cell>
          <table:table-cell office:value-type="float" office:value="3.0623" calcext:value-type="float">
            <text:p>3.06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9:57</text:p>
          </table:table-cell>
          <table:table-cell office:value-type="float" office:value="3.0537" calcext:value-type="float">
            <text:p>3.0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1:39</text:p>
          </table:table-cell>
          <table:table-cell office:value-type="float" office:value="3.0586" calcext:value-type="float">
            <text:p>3.05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3:21</text:p>
          </table:table-cell>
          <table:table-cell office:value-type="float" office:value="3.105" calcext:value-type="float">
            <text:p>3.10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5:02</text:p>
          </table:table-cell>
          <table:table-cell office:value-type="float" office:value="3.1355" calcext:value-type="float">
            <text:p>3.1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6:44</text:p>
          </table:table-cell>
          <table:table-cell office:value-type="float" office:value="3.1661" calcext:value-type="float">
            <text:p>3.1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8:26</text:p>
          </table:table-cell>
          <table:table-cell office:value-type="float" office:value="3.2674" calcext:value-type="float">
            <text:p>3.2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0:07</text:p>
          </table:table-cell>
          <table:table-cell office:value-type="float" office:value="3.2527" calcext:value-type="float">
            <text:p>3.2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1:49</text:p>
          </table:table-cell>
          <table:table-cell office:value-type="float" office:value="3.2894" calcext:value-type="float">
            <text:p>3.28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3:30</text:p>
          </table:table-cell>
          <table:table-cell office:value-type="float" office:value="3.3162" calcext:value-type="float">
            <text:p>3.3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5:12</text:p>
          </table:table-cell>
          <table:table-cell office:value-type="float" office:value="3.2882" calcext:value-type="float">
            <text:p>3.2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7:25</text:p>
          </table:table-cell>
          <table:table-cell office:value-type="float" office:value="3.254" calcext:value-type="float">
            <text:p>3.25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9:06</text:p>
          </table:table-cell>
          <table:table-cell office:value-type="float" office:value="3.3016" calcext:value-type="float">
            <text:p>3.3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0:48</text:p>
          </table:table-cell>
          <table:table-cell office:value-type="float" office:value="3.3321" calcext:value-type="float">
            <text:p>3.33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2:30</text:p>
          </table:table-cell>
          <table:table-cell office:value-type="float" office:value="3.3346" calcext:value-type="float">
            <text:p>3.3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4:11</text:p>
          </table:table-cell>
          <table:table-cell office:value-type="float" office:value="3.3529" calcext:value-type="float">
            <text:p>3.3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5:53</text:p>
          </table:table-cell>
          <table:table-cell office:value-type="float" office:value="3.3455" calcext:value-type="float">
            <text:p>3.3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7:34</text:p>
          </table:table-cell>
          <table:table-cell office:value-type="float" office:value="3.3309" calcext:value-type="float">
            <text:p>3.3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6:32</text:p>
          </table:table-cell>
          <table:table-cell office:value-type="float" office:value="3.138" calcext:value-type="float">
            <text:p>3.13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8:14</text:p>
          </table:table-cell>
          <table:table-cell office:value-type="float" office:value="3.4774" calcext:value-type="float">
            <text:p>3.47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9:55</text:p>
          </table:table-cell>
          <table:table-cell office:value-type="float" office:value="3.1575" calcext:value-type="float">
            <text:p>3.15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1:37</text:p>
          </table:table-cell>
          <table:table-cell office:value-type="float" office:value="3.1209" calcext:value-type="float">
            <text:p>3.12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3:19</text:p>
          </table:table-cell>
          <table:table-cell office:value-type="float" office:value="3.1123" calcext:value-type="float">
            <text:p>3.11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5:00</text:p>
          </table:table-cell>
          <table:table-cell office:value-type="float" office:value="3.1111" calcext:value-type="float">
            <text:p>3.1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6:42</text:p>
          </table:table-cell>
          <table:table-cell office:value-type="float" office:value="3.1038" calcext:value-type="float">
            <text:p>3.10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1:37</text:p>
          </table:table-cell>
          <table:table-cell office:value-type="float" office:value="3.1343" calcext:value-type="float">
            <text:p>3.13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3:19</text:p>
          </table:table-cell>
          <table:table-cell office:value-type="float" office:value="3.1209" calcext:value-type="float">
            <text:p>3.12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5:01</text:p>
          </table:table-cell>
          <table:table-cell office:value-type="float" office:value="3.1013" calcext:value-type="float">
            <text:p>3.10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6:42</text:p>
          </table:table-cell>
          <table:table-cell office:value-type="float" office:value="3.1306" calcext:value-type="float">
            <text:p>3.13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8:24</text:p>
          </table:table-cell>
          <table:table-cell office:value-type="float" office:value="3.1526" calcext:value-type="float">
            <text:p>3.15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0:05</text:p>
          </table:table-cell>
          <table:table-cell office:value-type="float" office:value="3.1612" calcext:value-type="float">
            <text:p>3.1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1:47</text:p>
          </table:table-cell>
          <table:table-cell office:value-type="float" office:value="3.2125" calcext:value-type="float">
            <text:p>3.21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3:29</text:p>
          </table:table-cell>
          <table:table-cell office:value-type="float" office:value="3.2063" calcext:value-type="float">
            <text:p>3.20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5:10</text:p>
          </table:table-cell>
          <table:table-cell office:value-type="float" office:value="3.2112" calcext:value-type="float">
            <text:p>3.21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6:52</text:p>
          </table:table-cell>
          <table:table-cell office:value-type="float" office:value="3.2271" calcext:value-type="float">
            <text:p>3.22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8:34</text:p>
          </table:table-cell>
          <table:table-cell office:value-type="float" office:value="3.2564" calcext:value-type="float">
            <text:p>3.25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0:15</text:p>
          </table:table-cell>
          <table:table-cell office:value-type="float" office:value="3.2711" calcext:value-type="float">
            <text:p>3.27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1:57</text:p>
          </table:table-cell>
          <table:table-cell office:value-type="float" office:value="3.2759" calcext:value-type="float">
            <text:p>3.27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3:39</text:p>
          </table:table-cell>
          <table:table-cell office:value-type="float" office:value="3.2735" calcext:value-type="float">
            <text:p>3.27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5:20</text:p>
          </table:table-cell>
          <table:table-cell office:value-type="float" office:value="3.2808" calcext:value-type="float">
            <text:p>3.28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7:02</text:p>
          </table:table-cell>
          <table:table-cell office:value-type="float" office:value="3.2698" calcext:value-type="float">
            <text:p>3.2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8:43</text:p>
          </table:table-cell>
          <table:table-cell office:value-type="float" office:value="3.2747" calcext:value-type="float">
            <text:p>3.2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0:25</text:p>
          </table:table-cell>
          <table:table-cell office:value-type="float" office:value="3.2723" calcext:value-type="float">
            <text:p>3.2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2:07</text:p>
          </table:table-cell>
          <table:table-cell office:value-type="float" office:value="3.2625" calcext:value-type="float">
            <text:p>3.2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3:48</text:p>
          </table:table-cell>
          <table:table-cell office:value-type="float" office:value="3.2637" calcext:value-type="float">
            <text:p>3.26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5:30</text:p>
          </table:table-cell>
          <table:table-cell office:value-type="float" office:value="3.254" calcext:value-type="float">
            <text:p>3.25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7:11</text:p>
          </table:table-cell>
          <table:table-cell office:value-type="float" office:value="3.2735" calcext:value-type="float">
            <text:p>3.27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8:53</text:p>
          </table:table-cell>
          <table:table-cell office:value-type="float" office:value="3.2698" calcext:value-type="float">
            <text:p>3.2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0:35</text:p>
          </table:table-cell>
          <table:table-cell office:value-type="float" office:value="3.2625" calcext:value-type="float">
            <text:p>3.2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2:16</text:p>
          </table:table-cell>
          <table:table-cell office:value-type="float" office:value="3.2503" calcext:value-type="float">
            <text:p>3.25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3:58</text:p>
          </table:table-cell>
          <table:table-cell office:value-type="float" office:value="3.2503" calcext:value-type="float">
            <text:p>3.25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5:40</text:p>
          </table:table-cell>
          <table:table-cell office:value-type="float" office:value="3.2674" calcext:value-type="float">
            <text:p>3.2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7:21</text:p>
          </table:table-cell>
          <table:table-cell office:value-type="float" office:value="3.2589" calcext:value-type="float">
            <text:p>3.25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9:03</text:p>
          </table:table-cell>
          <table:table-cell office:value-type="float" office:value="3.2515" calcext:value-type="float">
            <text:p>3.25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0:44</text:p>
          </table:table-cell>
          <table:table-cell office:value-type="float" office:value="3.2442" calcext:value-type="float">
            <text:p>3.24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2:26</text:p>
          </table:table-cell>
          <table:table-cell office:value-type="float" office:value="3.2515" calcext:value-type="float">
            <text:p>3.25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7:31</text:p>
          </table:table-cell>
          <table:table-cell office:value-type="float" office:value="3.3089" calcext:value-type="float">
            <text:p>3.30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0:54</text:p>
          </table:table-cell>
          <table:table-cell office:value-type="float" office:value="3.359" calcext:value-type="float">
            <text:p>3.35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2:36</text:p>
          </table:table-cell>
          <table:table-cell office:value-type="float" office:value="3.3529" calcext:value-type="float">
            <text:p>3.3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4:17</text:p>
          </table:table-cell>
          <table:table-cell office:value-type="float" office:value="3.348" calcext:value-type="float">
            <text:p>3.34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5:59</text:p>
          </table:table-cell>
          <table:table-cell office:value-type="float" office:value="3.37" calcext:value-type="float">
            <text:p>3.3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7:41</text:p>
          </table:table-cell>
          <table:table-cell office:value-type="float" office:value="3.3651" calcext:value-type="float">
            <text:p>3.36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9:22</text:p>
          </table:table-cell>
          <table:table-cell office:value-type="float" office:value="3.3724" calcext:value-type="float">
            <text:p>3.37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1:04</text:p>
          </table:table-cell>
          <table:table-cell office:value-type="float" office:value="3.3358" calcext:value-type="float">
            <text:p>3.3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2:45</text:p>
          </table:table-cell>
          <table:table-cell office:value-type="float" office:value="3.326" calcext:value-type="float">
            <text:p>3.32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4:27</text:p>
          </table:table-cell>
          <table:table-cell office:value-type="float" office:value="3.3712" calcext:value-type="float">
            <text:p>3.37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6:09</text:p>
          </table:table-cell>
          <table:table-cell office:value-type="float" office:value="3.359" calcext:value-type="float">
            <text:p>3.35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7:50</text:p>
          </table:table-cell>
          <table:table-cell office:value-type="float" office:value="3.3748" calcext:value-type="float">
            <text:p>3.3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9:32</text:p>
          </table:table-cell>
          <table:table-cell office:value-type="float" office:value="3.3578" calcext:value-type="float">
            <text:p>3.35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1:14</text:p>
          </table:table-cell>
          <table:table-cell office:value-type="float" office:value="3.3614" calcext:value-type="float">
            <text:p>3.36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2:55</text:p>
          </table:table-cell>
          <table:table-cell office:value-type="float" office:value="3.3651" calcext:value-type="float">
            <text:p>3.36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4:37</text:p>
          </table:table-cell>
          <table:table-cell office:value-type="float" office:value="3.3504" calcext:value-type="float">
            <text:p>3.35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6:19</text:p>
          </table:table-cell>
          <table:table-cell office:value-type="float" office:value="3.3736" calcext:value-type="float">
            <text:p>3.37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8:00</text:p>
          </table:table-cell>
          <table:table-cell office:value-type="float" office:value="3.3455" calcext:value-type="float">
            <text:p>3.3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9:42</text:p>
          </table:table-cell>
          <table:table-cell office:value-type="float" office:value="3.3529" calcext:value-type="float">
            <text:p>3.3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1:24</text:p>
          </table:table-cell>
          <table:table-cell office:value-type="float" office:value="3.3346" calcext:value-type="float">
            <text:p>3.3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3:05</text:p>
          </table:table-cell>
          <table:table-cell office:value-type="float" office:value="3.3407" calcext:value-type="float">
            <text:p>3.3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4:47</text:p>
          </table:table-cell>
          <table:table-cell office:value-type="float" office:value="3.3419" calcext:value-type="float">
            <text:p>3.34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6:29</text:p>
          </table:table-cell>
          <table:table-cell office:value-type="float" office:value="3.3138" calcext:value-type="float">
            <text:p>3.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8:10</text:p>
          </table:table-cell>
          <table:table-cell office:value-type="float" office:value="3.2747" calcext:value-type="float">
            <text:p>3.2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9:52</text:p>
          </table:table-cell>
          <table:table-cell office:value-type="float" office:value="3.2674" calcext:value-type="float">
            <text:p>3.2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1:33</text:p>
          </table:table-cell>
          <table:table-cell office:value-type="float" office:value="3.2772" calcext:value-type="float">
            <text:p>3.27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3:15</text:p>
          </table:table-cell>
          <table:table-cell office:value-type="float" office:value="3.2894" calcext:value-type="float">
            <text:p>3.28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4:57</text:p>
          </table:table-cell>
          <table:table-cell office:value-type="float" office:value="3.3272" calcext:value-type="float">
            <text:p>3.32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6:38</text:p>
          </table:table-cell>
          <table:table-cell office:value-type="float" office:value="3.3358" calcext:value-type="float">
            <text:p>3.3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8:20</text:p>
          </table:table-cell>
          <table:table-cell office:value-type="float" office:value="3.3053" calcext:value-type="float">
            <text:p>3.3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0:02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1:43</text:p>
          </table:table-cell>
          <table:table-cell office:value-type="float" office:value="3.2967" calcext:value-type="float">
            <text:p>3.2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3:25</text:p>
          </table:table-cell>
          <table:table-cell office:value-type="float" office:value="3.2869" calcext:value-type="float">
            <text:p>3.28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5:06</text:p>
          </table:table-cell>
          <table:table-cell office:value-type="float" office:value="3.2821" calcext:value-type="float">
            <text:p>3.28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6:48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8:30</text:p>
          </table:table-cell>
          <table:table-cell office:value-type="float" office:value="3.2796" calcext:value-type="float">
            <text:p>3.27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0:11</text:p>
          </table:table-cell>
          <table:table-cell office:value-type="float" office:value="3.2821" calcext:value-type="float">
            <text:p>3.28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1:53</text:p>
          </table:table-cell>
          <table:table-cell office:value-type="float" office:value="3.3016" calcext:value-type="float">
            <text:p>3.3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3:35</text:p>
          </table:table-cell>
          <table:table-cell office:value-type="float" office:value="3.3065" calcext:value-type="float">
            <text:p>3.30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5:16</text:p>
          </table:table-cell>
          <table:table-cell office:value-type="float" office:value="3.3053" calcext:value-type="float">
            <text:p>3.3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6:58</text:p>
          </table:table-cell>
          <table:table-cell office:value-type="float" office:value="3.293" calcext:value-type="float">
            <text:p>3.2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8:40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0:22</text:p>
          </table:table-cell>
          <table:table-cell office:value-type="float" office:value="3.2845" calcext:value-type="float">
            <text:p>3.2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2:03</text:p>
          </table:table-cell>
          <table:table-cell office:value-type="float" office:value="3.2869" calcext:value-type="float">
            <text:p>3.28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3:45</text:p>
          </table:table-cell>
          <table:table-cell office:value-type="float" office:value="3.2821" calcext:value-type="float">
            <text:p>3.28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5:27</text:p>
          </table:table-cell>
          <table:table-cell office:value-type="float" office:value="3.2698" calcext:value-type="float">
            <text:p>3.2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7:09</text:p>
          </table:table-cell>
          <table:table-cell office:value-type="float" office:value="3.2662" calcext:value-type="float">
            <text:p>3.26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8:50</text:p>
          </table:table-cell>
          <table:table-cell office:value-type="float" office:value="3.2637" calcext:value-type="float">
            <text:p>3.26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7:28</text:p>
          </table:table-cell>
          <table:table-cell office:value-type="float" office:value="3.1795" calcext:value-type="float">
            <text:p>3.17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9:10</text:p>
          </table:table-cell>
          <table:table-cell office:value-type="float" office:value="3.149" calcext:value-type="float">
            <text:p>3.14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0:52</text:p>
          </table:table-cell>
          <table:table-cell office:value-type="float" office:value="3.1697" calcext:value-type="float">
            <text:p>3.16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2:33</text:p>
          </table:table-cell>
          <table:table-cell office:value-type="float" office:value="3.1722" calcext:value-type="float">
            <text:p>3.17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4:15</text:p>
          </table:table-cell>
          <table:table-cell office:value-type="float" office:value="3.1661" calcext:value-type="float">
            <text:p>3.1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5:57</text:p>
          </table:table-cell>
          <table:table-cell office:value-type="float" office:value="3.1587" calcext:value-type="float">
            <text:p>3.15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7:39</text:p>
          </table:table-cell>
          <table:table-cell office:value-type="float" office:value="3.149" calcext:value-type="float">
            <text:p>3.14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9:20</text:p>
          </table:table-cell>
          <table:table-cell office:value-type="float" office:value="3.1624" calcext:value-type="float">
            <text:p>3.16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1:02</text:p>
          </table:table-cell>
          <table:table-cell office:value-type="float" office:value="3.1844" calcext:value-type="float">
            <text:p>3.18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2:44</text:p>
          </table:table-cell>
          <table:table-cell office:value-type="float" office:value="3.2076" calcext:value-type="float">
            <text:p>3.20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4:25</text:p>
          </table:table-cell>
          <table:table-cell office:value-type="float" office:value="3.2222" calcext:value-type="float">
            <text:p>3.2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6:07</text:p>
          </table:table-cell>
          <table:table-cell office:value-type="float" office:value="3.2247" calcext:value-type="float">
            <text:p>3.22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7:49</text:p>
          </table:table-cell>
          <table:table-cell office:value-type="float" office:value="3.2271" calcext:value-type="float">
            <text:p>3.22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9:30</text:p>
          </table:table-cell>
          <table:table-cell office:value-type="float" office:value="3.2332" calcext:value-type="float">
            <text:p>3.23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1:12</text:p>
          </table:table-cell>
          <table:table-cell office:value-type="float" office:value="3.2479" calcext:value-type="float">
            <text:p>3.24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2:54</text:p>
          </table:table-cell>
          <table:table-cell office:value-type="float" office:value="3.293" calcext:value-type="float">
            <text:p>3.2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4:36</text:p>
          </table:table-cell>
          <table:table-cell office:value-type="float" office:value="3.3126" calcext:value-type="float">
            <text:p>3.31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6:17</text:p>
          </table:table-cell>
          <table:table-cell office:value-type="float" office:value="3.3138" calcext:value-type="float">
            <text:p>3.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7:59</text:p>
          </table:table-cell>
          <table:table-cell office:value-type="float" office:value="3.3211" calcext:value-type="float">
            <text:p>3.32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9:41</text:p>
          </table:table-cell>
          <table:table-cell office:value-type="float" office:value="3.3578" calcext:value-type="float">
            <text:p>3.35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1:22</text:p>
          </table:table-cell>
          <table:table-cell office:value-type="float" office:value="3.3675" calcext:value-type="float">
            <text:p>3.36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3:04</text:p>
          </table:table-cell>
          <table:table-cell office:value-type="float" office:value="3.3712" calcext:value-type="float">
            <text:p>3.37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4:46</text:p>
          </table:table-cell>
          <table:table-cell office:value-type="float" office:value="3.3773" calcext:value-type="float">
            <text:p>3.3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6:27</text:p>
          </table:table-cell>
          <table:table-cell office:value-type="float" office:value="3.3602" calcext:value-type="float">
            <text:p>3.36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8:09</text:p>
          </table:table-cell>
          <table:table-cell office:value-type="float" office:value="3.3419" calcext:value-type="float">
            <text:p>3.34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9:51</text:p>
          </table:table-cell>
          <table:table-cell office:value-type="float" office:value="3.3516" calcext:value-type="float">
            <text:p>3.35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1:33</text:p>
          </table:table-cell>
          <table:table-cell office:value-type="float" office:value="3.3492" calcext:value-type="float">
            <text:p>3.34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3:14</text:p>
          </table:table-cell>
          <table:table-cell office:value-type="float" office:value="3.3358" calcext:value-type="float">
            <text:p>3.3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4:56</text:p>
          </table:table-cell>
          <table:table-cell office:value-type="float" office:value="3.3187" calcext:value-type="float">
            <text:p>3.31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6:38</text:p>
          </table:table-cell>
          <table:table-cell office:value-type="float" office:value="3.3138" calcext:value-type="float">
            <text:p>3.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8:19</text:p>
          </table:table-cell>
          <table:table-cell office:value-type="float" office:value="3.3284" calcext:value-type="float">
            <text:p>3.32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0:01</text:p>
          </table:table-cell>
          <table:table-cell office:value-type="float" office:value="3.3455" calcext:value-type="float">
            <text:p>3.3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1:43</text:p>
          </table:table-cell>
          <table:table-cell office:value-type="float" office:value="3.3309" calcext:value-type="float">
            <text:p>3.3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3:24</text:p>
          </table:table-cell>
          <table:table-cell office:value-type="float" office:value="3.3516" calcext:value-type="float">
            <text:p>3.35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5:06</text:p>
          </table:table-cell>
          <table:table-cell office:value-type="float" office:value="3.3712" calcext:value-type="float">
            <text:p>3.37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6:48</text:p>
          </table:table-cell>
          <table:table-cell office:value-type="float" office:value="3.3761" calcext:value-type="float">
            <text:p>3.37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8:29</text:p>
          </table:table-cell>
          <table:table-cell office:value-type="float" office:value="3.4139" calcext:value-type="float">
            <text:p>3.41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0:11</text:p>
          </table:table-cell>
          <table:table-cell office:value-type="float" office:value="3.398" calcext:value-type="float">
            <text:p>3.39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1:53</text:p>
          </table:table-cell>
          <table:table-cell office:value-type="float" office:value="3.3516" calcext:value-type="float">
            <text:p>3.35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3:35</text:p>
          </table:table-cell>
          <table:table-cell office:value-type="float" office:value="3.2833" calcext:value-type="float">
            <text:p>3.28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5:16</text:p>
          </table:table-cell>
          <table:table-cell office:value-type="float" office:value="3.2527" calcext:value-type="float">
            <text:p>3.2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6:58</text:p>
          </table:table-cell>
          <table:table-cell office:value-type="float" office:value="3.2295" calcext:value-type="float">
            <text:p>3.22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8:39</text:p>
          </table:table-cell>
          <table:table-cell office:value-type="float" office:value="3.2357" calcext:value-type="float">
            <text:p>3.23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0:21</text:p>
          </table:table-cell>
          <table:table-cell office:value-type="float" office:value="3.2405" calcext:value-type="float">
            <text:p>3.24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2:03</text:p>
          </table:table-cell>
          <table:table-cell office:value-type="float" office:value="3.254" calcext:value-type="float">
            <text:p>3.25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3:44</text:p>
          </table:table-cell>
          <table:table-cell office:value-type="float" office:value="3.2821" calcext:value-type="float">
            <text:p>3.28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5:26</text:p>
          </table:table-cell>
          <table:table-cell office:value-type="float" office:value="3.3236" calcext:value-type="float">
            <text:p>3.32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7:08</text:p>
          </table:table-cell>
          <table:table-cell office:value-type="float" office:value="3.3199" calcext:value-type="float">
            <text:p>3.31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8:49</text:p>
          </table:table-cell>
          <table:table-cell office:value-type="float" office:value="3.3297" calcext:value-type="float">
            <text:p>3.32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0:31</text:p>
          </table:table-cell>
          <table:table-cell office:value-type="float" office:value="3.3309" calcext:value-type="float">
            <text:p>3.3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2:13</text:p>
          </table:table-cell>
          <table:table-cell office:value-type="float" office:value="3.2991" calcext:value-type="float">
            <text:p>3.29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3:54</text:p>
          </table:table-cell>
          <table:table-cell office:value-type="float" office:value="3.2967" calcext:value-type="float">
            <text:p>3.2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5:36</text:p>
          </table:table-cell>
          <table:table-cell office:value-type="float" office:value="3.2882" calcext:value-type="float">
            <text:p>3.2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7:18</text:p>
          </table:table-cell>
          <table:table-cell office:value-type="float" office:value="3.2882" calcext:value-type="float">
            <text:p>3.2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9:00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0:41</text:p>
          </table:table-cell>
          <table:table-cell office:value-type="float" office:value="3.2845" calcext:value-type="float">
            <text:p>3.2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2:23</text:p>
          </table:table-cell>
          <table:table-cell office:value-type="float" office:value="3.2833" calcext:value-type="float">
            <text:p>3.28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4:05</text:p>
          </table:table-cell>
          <table:table-cell office:value-type="float" office:value="3.2589" calcext:value-type="float">
            <text:p>3.25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5:46</text:p>
          </table:table-cell>
          <table:table-cell office:value-type="float" office:value="3.2564" calcext:value-type="float">
            <text:p>3.25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7:28</text:p>
          </table:table-cell>
          <table:table-cell office:value-type="float" office:value="3.2479" calcext:value-type="float">
            <text:p>3.24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9:10</text:p>
          </table:table-cell>
          <table:table-cell office:value-type="float" office:value="3.2418" calcext:value-type="float">
            <text:p>3.24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0:52</text:p>
          </table:table-cell>
          <table:table-cell office:value-type="float" office:value="3.2674" calcext:value-type="float">
            <text:p>3.2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4:15</text:p>
          </table:table-cell>
          <table:table-cell office:value-type="float" office:value="3.3455" calcext:value-type="float">
            <text:p>3.3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5:57</text:p>
          </table:table-cell>
          <table:table-cell office:value-type="float" office:value="3.3455" calcext:value-type="float">
            <text:p>3.3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7:39</text:p>
          </table:table-cell>
          <table:table-cell office:value-type="float" office:value="3.3126" calcext:value-type="float">
            <text:p>3.31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9:20</text:p>
          </table:table-cell>
          <table:table-cell office:value-type="float" office:value="3.293" calcext:value-type="float">
            <text:p>3.2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1:02</text:p>
          </table:table-cell>
          <table:table-cell office:value-type="float" office:value="3.2845" calcext:value-type="float">
            <text:p>3.2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2:44</text:p>
          </table:table-cell>
          <table:table-cell office:value-type="float" office:value="3.3053" calcext:value-type="float">
            <text:p>3.3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4:25</text:p>
          </table:table-cell>
          <table:table-cell office:value-type="float" office:value="3.3004" calcext:value-type="float">
            <text:p>3.30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6:07</text:p>
          </table:table-cell>
          <table:table-cell office:value-type="float" office:value="3.2882" calcext:value-type="float">
            <text:p>3.2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7:49</text:p>
          </table:table-cell>
          <table:table-cell office:value-type="float" office:value="3.2882" calcext:value-type="float">
            <text:p>3.2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9:31</text:p>
          </table:table-cell>
          <table:table-cell office:value-type="float" office:value="3.3004" calcext:value-type="float">
            <text:p>3.30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1:12</text:p>
          </table:table-cell>
          <table:table-cell office:value-type="float" office:value="3.304" calcext:value-type="float">
            <text:p>3.30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2:54</text:p>
          </table:table-cell>
          <table:table-cell office:value-type="float" office:value="3.2943" calcext:value-type="float">
            <text:p>3.29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4:35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7:59</text:p>
          </table:table-cell>
          <table:table-cell office:value-type="float" office:value="3.3846" calcext:value-type="float">
            <text:p>3.38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9:40</text:p>
          </table:table-cell>
          <table:table-cell office:value-type="float" office:value="3.4579" calcext:value-type="float">
            <text:p>3.45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1:22</text:p>
          </table:table-cell>
          <table:table-cell office:value-type="float" office:value="3.2747" calcext:value-type="float">
            <text:p>3.2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3:04</text:p>
          </table:table-cell>
          <table:table-cell office:value-type="float" office:value="3.2869" calcext:value-type="float">
            <text:p>3.28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4:45</text:p>
          </table:table-cell>
          <table:table-cell office:value-type="float" office:value="3.2918" calcext:value-type="float">
            <text:p>3.29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6:27</text:p>
          </table:table-cell>
          <table:table-cell office:value-type="float" office:value="3.2991" calcext:value-type="float">
            <text:p>3.29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8:09</text:p>
          </table:table-cell>
          <table:table-cell office:value-type="float" office:value="3.3944" calcext:value-type="float">
            <text:p>3.39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9:50</text:p>
          </table:table-cell>
          <table:table-cell office:value-type="float" office:value="3.464" calcext:value-type="float">
            <text:p>3.4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1:32</text:p>
          </table:table-cell>
          <table:table-cell office:value-type="float" office:value="3.4432" calcext:value-type="float">
            <text:p>3.44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3:14</text:p>
          </table:table-cell>
          <table:table-cell office:value-type="float" office:value="3.243" calcext:value-type="float">
            <text:p>3.24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4:55</text:p>
          </table:table-cell>
          <table:table-cell office:value-type="float" office:value="3.2601" calcext:value-type="float">
            <text:p>3.26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6:37</text:p>
          </table:table-cell>
          <table:table-cell office:value-type="float" office:value="3.3516" calcext:value-type="float">
            <text:p>3.35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8:19</text:p>
          </table:table-cell>
          <table:table-cell office:value-type="float" office:value="3.4298" calcext:value-type="float">
            <text:p>3.42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0:01</text:p>
          </table:table-cell>
          <table:table-cell office:value-type="float" office:value="3.4212" calcext:value-type="float">
            <text:p>3.42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1:42</text:p>
          </table:table-cell>
          <table:table-cell office:value-type="float" office:value="3.4151" calcext:value-type="float">
            <text:p>3.41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3:24</text:p>
          </table:table-cell>
          <table:table-cell office:value-type="float" office:value="3.4274" calcext:value-type="float">
            <text:p>3.42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5:06</text:p>
          </table:table-cell>
          <table:table-cell office:value-type="float" office:value="3.2295" calcext:value-type="float">
            <text:p>3.22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6:47</text:p>
          </table:table-cell>
          <table:table-cell office:value-type="float" office:value="3.3834" calcext:value-type="float">
            <text:p>3.3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8:29</text:p>
          </table:table-cell>
          <table:table-cell office:value-type="float" office:value="3.1453" calcext:value-type="float">
            <text:p>3.14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0:11</text:p>
          </table:table-cell>
          <table:table-cell office:value-type="float" office:value="3.4774" calcext:value-type="float">
            <text:p>3.47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1:52</text:p>
          </table:table-cell>
          <table:table-cell office:value-type="float" office:value="3.4322" calcext:value-type="float">
            <text:p>3.43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3:34</text:p>
          </table:table-cell>
          <table:table-cell office:value-type="float" office:value="3.4188" calcext:value-type="float">
            <text:p>3.41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5:16</text:p>
          </table:table-cell>
          <table:table-cell office:value-type="float" office:value="3.4176" calcext:value-type="float">
            <text:p>3.41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6:57</text:p>
          </table:table-cell>
          <table:table-cell office:value-type="float" office:value="3.4212" calcext:value-type="float">
            <text:p>3.42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8:39</text:p>
          </table:table-cell>
          <table:table-cell office:value-type="float" office:value="3.188" calcext:value-type="float">
            <text:p>3.18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0:21</text:p>
          </table:table-cell>
          <table:table-cell office:value-type="float" office:value="3.1355" calcext:value-type="float">
            <text:p>3.1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2:02</text:p>
          </table:table-cell>
          <table:table-cell office:value-type="float" office:value="3.138" calcext:value-type="float">
            <text:p>3.13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3:44</text:p>
          </table:table-cell>
          <table:table-cell office:value-type="float" office:value="3.1612" calcext:value-type="float">
            <text:p>3.1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5:26</text:p>
          </table:table-cell>
          <table:table-cell office:value-type="float" office:value="3.1844" calcext:value-type="float">
            <text:p>3.18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7:07</text:p>
          </table:table-cell>
          <table:table-cell office:value-type="float" office:value="3.1661" calcext:value-type="float">
            <text:p>3.1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8:49</text:p>
          </table:table-cell>
          <table:table-cell office:value-type="float" office:value="3.1429" calcext:value-type="float">
            <text:p>3.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0:31</text:p>
          </table:table-cell>
          <table:table-cell office:value-type="float" office:value="3.1429" calcext:value-type="float">
            <text:p>3.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2:12</text:p>
          </table:table-cell>
          <table:table-cell office:value-type="float" office:value="3.1294" calcext:value-type="float">
            <text:p>3.12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3:54</text:p>
          </table:table-cell>
          <table:table-cell office:value-type="float" office:value="3.1221" calcext:value-type="float">
            <text:p>3.12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5:36</text:p>
          </table:table-cell>
          <table:table-cell office:value-type="float" office:value="3.1429" calcext:value-type="float">
            <text:p>3.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7:17</text:p>
          </table:table-cell>
          <table:table-cell office:value-type="float" office:value="3.1783" calcext:value-type="float">
            <text:p>3.17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8:59</text:p>
          </table:table-cell>
          <table:table-cell office:value-type="float" office:value="3.2039" calcext:value-type="float">
            <text:p>3.20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0:41</text:p>
          </table:table-cell>
          <table:table-cell office:value-type="float" office:value="3.1819" calcext:value-type="float">
            <text:p>3.18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2:22</text:p>
          </table:table-cell>
          <table:table-cell office:value-type="float" office:value="3.1832" calcext:value-type="float">
            <text:p>3.18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4:04</text:p>
          </table:table-cell>
          <table:table-cell office:value-type="float" office:value="3.1612" calcext:value-type="float">
            <text:p>3.1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5:46</text:p>
          </table:table-cell>
          <table:table-cell office:value-type="float" office:value="3.1404" calcext:value-type="float">
            <text:p>3.14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7:27</text:p>
          </table:table-cell>
          <table:table-cell office:value-type="float" office:value="3.1209" calcext:value-type="float">
            <text:p>3.12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9:09</text:p>
          </table:table-cell>
          <table:table-cell office:value-type="float" office:value="3.1026" calcext:value-type="float">
            <text:p>3.10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0:51</text:p>
          </table:table-cell>
          <table:table-cell office:value-type="float" office:value="3.0989" calcext:value-type="float">
            <text:p>3.09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2:32</text:p>
          </table:table-cell>
          <table:table-cell office:value-type="float" office:value="3.0794" calcext:value-type="float">
            <text:p>3.07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4:14</text:p>
          </table:table-cell>
          <table:table-cell office:value-type="float" office:value="3.0549" calcext:value-type="float">
            <text:p>3.0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5:55</text:p>
          </table:table-cell>
          <table:table-cell office:value-type="float" office:value="3.0281" calcext:value-type="float">
            <text:p>3.0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7:37</text:p>
          </table:table-cell>
          <table:table-cell office:value-type="float" office:value="2.9402" calcext:value-type="float">
            <text:p>2.94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9:19</text:p>
          </table:table-cell>
          <table:table-cell office:value-type="float" office:value="3.0427" calcext:value-type="float">
            <text:p>3.0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1:00</text:p>
          </table:table-cell>
          <table:table-cell office:value-type="float" office:value="2.8352" calcext:value-type="float">
            <text:p>2.83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2:42</text:p>
          </table:table-cell>
          <table:table-cell office:value-type="float" office:value="2.9133" calcext:value-type="float">
            <text:p>2.91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4:24</text:p>
          </table:table-cell>
          <table:table-cell office:value-type="float" office:value="3.0024" calcext:value-type="float">
            <text:p>3.00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6:05</text:p>
          </table:table-cell>
          <table:table-cell office:value-type="float" office:value="3.0464" calcext:value-type="float">
            <text:p>3.04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7:47</text:p>
          </table:table-cell>
          <table:table-cell office:value-type="float" office:value="3.0525" calcext:value-type="float">
            <text:p>3.05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9:28</text:p>
          </table:table-cell>
          <table:table-cell office:value-type="float" office:value="3.033" calcext:value-type="float">
            <text:p>3.03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1:10</text:p>
          </table:table-cell>
          <table:table-cell office:value-type="float" office:value="3.0159" calcext:value-type="float">
            <text:p>3.01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2:52</text:p>
          </table:table-cell>
          <table:table-cell office:value-type="float" office:value="2.9939" calcext:value-type="float">
            <text:p>2.99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4:33</text:p>
          </table:table-cell>
          <table:table-cell office:value-type="float" office:value="2.989" calcext:value-type="float">
            <text:p>2.98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6:15</text:p>
          </table:table-cell>
          <table:table-cell office:value-type="float" office:value="2.9744" calcext:value-type="float">
            <text:p>2.97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7:57</text:p>
          </table:table-cell>
          <table:table-cell office:value-type="float" office:value="2.9231" calcext:value-type="float">
            <text:p>2.92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9:38</text:p>
          </table:table-cell>
          <table:table-cell office:value-type="float" office:value="2.9133" calcext:value-type="float">
            <text:p>2.91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1:20</text:p>
          </table:table-cell>
          <table:table-cell office:value-type="float" office:value="2.8913" calcext:value-type="float">
            <text:p>2.89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3:01</text:p>
          </table:table-cell>
          <table:table-cell office:value-type="float" office:value="2.8584" calcext:value-type="float">
            <text:p>2.85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6:25</text:p>
          </table:table-cell>
          <table:table-cell office:value-type="float" office:value="2.757" calcext:value-type="float">
            <text:p>2.75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8:06</text:p>
          </table:table-cell>
          <table:table-cell office:value-type="float" office:value="2.7057" calcext:value-type="float">
            <text:p>2.70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9:48</text:p>
          </table:table-cell>
          <table:table-cell office:value-type="float" office:value="2.7009" calcext:value-type="float">
            <text:p>2.70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1:29</text:p>
          </table:table-cell>
          <table:table-cell office:value-type="float" office:value="2.7009" calcext:value-type="float">
            <text:p>2.70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3:11</text:p>
          </table:table-cell>
          <table:table-cell office:value-type="float" office:value="2.6947" calcext:value-type="float">
            <text:p>2.6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4:53</text:p>
          </table:table-cell>
          <table:table-cell office:value-type="float" office:value="2.6496" calcext:value-type="float">
            <text:p>2.64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6:34</text:p>
          </table:table-cell>
          <table:table-cell office:value-type="float" office:value="2.6129" calcext:value-type="float">
            <text:p>2.61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8:16</text:p>
          </table:table-cell>
          <table:table-cell office:value-type="float" office:value="2.5849" calcext:value-type="float">
            <text:p>2.58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9:58</text:p>
          </table:table-cell>
          <table:table-cell office:value-type="float" office:value="2.5543" calcext:value-type="float">
            <text:p>2.55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1:39</text:p>
          </table:table-cell>
          <table:table-cell office:value-type="float" office:value="2.5263" calcext:value-type="float">
            <text:p>2.52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3:21</text:p>
          </table:table-cell>
          <table:table-cell office:value-type="float" office:value="2.4823" calcext:value-type="float">
            <text:p>2.48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5:02</text:p>
          </table:table-cell>
          <table:table-cell office:value-type="float" office:value="2.4322" calcext:value-type="float">
            <text:p>2.43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6:44</text:p>
          </table:table-cell>
          <table:table-cell office:value-type="float" office:value="2.3773" calcext:value-type="float">
            <text:p>2.3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8:26</text:p>
          </table:table-cell>
          <table:table-cell office:value-type="float" office:value="2.1233" calcext:value-type="float">
            <text:p>2.12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0:07</text:p>
          </table:table-cell>
          <table:table-cell office:value-type="float" office:value="2.2833" calcext:value-type="float">
            <text:p>2.28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1:49</text:p>
          </table:table-cell>
          <table:table-cell office:value-type="float" office:value="2.2369" calcext:value-type="float">
            <text:p>2.23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3:30</text:p>
          </table:table-cell>
          <table:table-cell office:value-type="float" office:value="2.1917" calcext:value-type="float">
            <text:p>2.19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5:12</text:p>
          </table:table-cell>
          <table:table-cell office:value-type="float" office:value="2.1514" calcext:value-type="float">
            <text:p>2.15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6:54</text:p>
          </table:table-cell>
          <table:table-cell office:value-type="float" office:value="2.1026" calcext:value-type="float">
            <text:p>2.10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8:35</text:p>
          </table:table-cell>
          <table:table-cell office:value-type="float" office:value="2.0586" calcext:value-type="float">
            <text:p>2.05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0:17</text:p>
          </table:table-cell>
          <table:table-cell office:value-type="float" office:value="2.0061" calcext:value-type="float">
            <text:p>2.00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1:58</text:p>
          </table:table-cell>
          <table:table-cell office:value-type="float" office:value="1.9365" calcext:value-type="float">
            <text:p>1.93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3:40</text:p>
          </table:table-cell>
          <table:table-cell office:value-type="float" office:value="1.8498" calcext:value-type="float">
            <text:p>1.84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5:22</text:p>
          </table:table-cell>
          <table:table-cell office:value-type="float" office:value="1.7485" calcext:value-type="float">
            <text:p>1.74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7:03</text:p>
          </table:table-cell>
          <table:table-cell office:value-type="float" office:value="1.6239" calcext:value-type="float">
            <text:p>1.62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8:45</text:p>
          </table:table-cell>
          <table:table-cell office:value-type="float" office:value="1.4908" calcext:value-type="float">
            <text:p>1.49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0:27</text:p>
          </table:table-cell>
          <table:table-cell office:value-type="float" office:value="1.3736" calcext:value-type="float">
            <text:p>1.37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2:08</text:p>
          </table:table-cell>
          <table:table-cell office:value-type="float" office:value="1.2564" calcext:value-type="float">
            <text:p>1.25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3:50</text:p>
          </table:table-cell>
          <table:table-cell office:value-type="float" office:value="1.1331" calcext:value-type="float">
            <text:p>1.13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5:32</text:p>
          </table:table-cell>
          <table:table-cell office:value-type="float" office:value="0.9939" calcext:value-type="float">
            <text:p>0.99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7:13</text:p>
          </table:table-cell>
          <table:table-cell office:value-type="float" office:value="0.8645" calcext:value-type="float">
            <text:p>0.86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8:55</text:p>
          </table:table-cell>
          <table:table-cell office:value-type="float" office:value="0.7863" calcext:value-type="float">
            <text:p>0.7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0:36</text:p>
          </table:table-cell>
          <table:table-cell office:value-type="float" office:value="0.696" calcext:value-type="float">
            <text:p>0.69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2:18</text:p>
          </table:table-cell>
          <table:table-cell office:value-type="float" office:value="0.5714" calcext:value-type="float">
            <text:p>0.57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4:00</text:p>
          </table:table-cell>
          <table:table-cell office:value-type="float" office:value="0.4176" calcext:value-type="float">
            <text:p>0.41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5:41</text:p>
          </table:table-cell>
          <table:table-cell office:value-type="float" office:value="0.2906" calcext:value-type="float">
            <text:p>0.29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7:23</text:p>
          </table:table-cell>
          <table:table-cell office:value-type="float" office:value="0.221" calcext:value-type="float">
            <text:p>0.22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9:05</text:p>
          </table:table-cell>
          <table:table-cell office:value-type="float" office:value="0.1807" calcext:value-type="float">
            <text:p>0.1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2:28</text:p>
          </table:table-cell>
          <table:table-cell office:value-type="float" office:value="0.1819" calcext:value-type="float">
            <text:p>0.18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4:10</text:p>
          </table:table-cell>
          <table:table-cell office:value-type="float" office:value="0.1661" calcext:value-type="float">
            <text:p>0.1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5:51</text:p>
          </table:table-cell>
          <table:table-cell office:value-type="float" office:value="0.1453" calcext:value-type="float">
            <text:p>0.14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7:33</text:p>
          </table:table-cell>
          <table:table-cell office:value-type="float" office:value="0.1172" calcext:value-type="float">
            <text:p>0.11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9:14</text:p>
          </table:table-cell>
          <table:table-cell office:value-type="float" office:value="0.0916" calcext:value-type="float">
            <text:p>0.0916</text:p>
          </table:table-cell>
          <table:table-cell table:number-columns-repeated="2"/>
        </table:table-row>
        <table:table-row table:style-name="ro1" table:number-rows-repeated="10482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41:19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6-09-06T14:42:33.914000000</dc:date>
    <meta:editing-duration>PT6M54S</meta:editing-duration>
    <meta:editing-cycles>3</meta:editing-cycles>
    <meta:document-statistic meta:table-count="1" meta:cell-count="7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64cm" svg:height="14.696cm" xlink:href=".." xlink:type="simple" chart:class="chart:line" chart:style-name="ch1">
        <chart:title svg:x="11.554cm" svg:y="0.429cm" chart:style-name="ch2">
          <text:p>Single Axis Scanner</text:p>
        </chart:title>
        <chart:plot-area chart:style-name="ch3" table:cell-range-address="SAS_REDUCED.A1:SAS_REDUCED.B363" chart:data-source-has-labels="column" svg:x="1.554cm" svg:y="1.501cm" svg:width="25.067cm" svg:height="11.921cm">
          <chartooo:coordinate-region svg:x="2.837cm" svg:y="1.501cm" svg:width="23.776cm" svg:height="10.256cm"/>
          <chart:axis chart:dimension="x" chart:name="primary-x" chart:style-name="ch4" chartooo:axis-type="auto">
            <chartooo:date-scale/>
            <chart:title svg:x="13.09cm" svg:y="13.715cm" chart:style-name="ch5">
              <text:p>Time (H:M:S)</text:p>
            </chart:title>
            <chart:categories table:cell-range-address="SAS_REDUCED.A1:SAS_REDUCED.A363"/>
          </chart:axis>
          <chart:axis chart:dimension="y" chart:name="primary-y" chart:style-name="ch6">
            <chart:title svg:x="0.451cm" svg:y="8.299cm" chart:style-name="ch7">
              <text:p>Voltage (V)</text:p>
            </chart:title>
            <chart:grid chart:style-name="ch8" chart:class="major"/>
          </chart:axis>
          <chart:series chart:style-name="ch9" chart:values-cell-range-address="SAS_REDUCED.B1:SAS_REDUCED.B363" chart:class="chart:line">
            <chart:mean-value chart:style-name="ch10"/>
            <chart:regression-curve chart:style-name="ch11"/>
            <chart:data-point chart:repeated="3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8:50:00</text:p>
                <draw:g>
                  <svg:desc>SAS_REDUCED.A1:SAS_REDUCED.A363</svg:desc>
                </draw:g>
              </table:table-cell>
              <table:table-cell office:value-type="float" office:value="3.2625">
                <text:p>3.2625</text:p>
                <draw:g>
                  <svg:desc>SAS_REDUCED.B1:SAS_REDUCED.B363</svg:desc>
                </draw:g>
              </table:table-cell>
            </table:table-row>
            <table:table-row>
              <table:table-cell office:value-type="string">
                <text:p>08:51:41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08:53:23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08:56:20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08:59:43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09:01:25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09:04:50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09:06:32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09:09:52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09:14:57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09:16:39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09:18:21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09:20:02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09:21:44</text:p>
              </table:table-cell>
              <table:table-cell office:value-type="float" office:value="3.2576">
                <text:p>3.2576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09:25:0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09:28:03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09:29:45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09:31:26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09:33:08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09:34:50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09:39:55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09:41:36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09:43:18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09:44:59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09:46:41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09:48: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09:50:04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09:51:46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09:53:28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55:09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09:56:51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09:58:32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0:00:14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0:01:56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0:03:37</text:p>
              </table:table-cell>
              <table:table-cell office:value-type="float" office:value="3.2381">
                <text:p>3.2381</text:p>
              </table:table-cell>
            </table:table-row>
            <table:table-row>
              <table:table-cell office:value-type="string">
                <text:p>10:05:19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0:07:01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0:08:42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0:10:24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0:12:05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0:18:58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0:20:40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0:22:22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0:24:03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0:25:45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0:27:26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0:29:08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0:30:50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0:32:31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0:34:13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0:35:55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10:37:36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10:39:18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3.0366">
                <text:p>3.0366</text:p>
              </table:table-cell>
            </table:table-row>
            <table:table-row>
              <table:table-cell office:value-type="string">
                <text:p>10:42:41</text:p>
              </table:table-cell>
              <table:table-cell office:value-type="float" office:value="2.9927">
                <text:p>2.9927</text:p>
              </table:table-cell>
            </table:table-row>
            <table:table-row>
              <table:table-cell office:value-type="string">
                <text:p>10:44:23</text:p>
              </table:table-cell>
              <table:table-cell office:value-type="float" office:value="2.9939">
                <text:p>2.9939</text:p>
              </table:table-cell>
            </table:table-row>
            <table:table-row>
              <table:table-cell office:value-type="string">
                <text:p>10:46:05</text:p>
              </table:table-cell>
              <table:table-cell office:value-type="float" office:value="2.9963">
                <text:p>2.9963</text:p>
              </table:table-cell>
            </table:table-row>
            <table:table-row>
              <table:table-cell office:value-type="string">
                <text:p>10:47:46</text:p>
              </table:table-cell>
              <table:table-cell office:value-type="float" office:value="2.9768">
                <text:p>2.9768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.9548">
                <text:p>2.9548</text:p>
              </table:table-cell>
            </table:table-row>
            <table:table-row>
              <table:table-cell office:value-type="string">
                <text:p>10:51:10</text:p>
              </table:table-cell>
              <table:table-cell office:value-type="float" office:value="2.9255">
                <text:p>2.9255</text:p>
              </table:table-cell>
            </table:table-row>
            <table:table-row>
              <table:table-cell office:value-type="string">
                <text:p>10:52:51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0:54:33</text:p>
              </table:table-cell>
              <table:table-cell office:value-type="float" office:value="2.8889">
                <text:p>2.8889</text:p>
              </table:table-cell>
            </table:table-row>
            <table:table-row>
              <table:table-cell office:value-type="string">
                <text:p>10:57:56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0:59:38</text:p>
              </table:table-cell>
              <table:table-cell office:value-type="float" office:value="2.8694">
                <text:p>2.8694</text:p>
              </table:table-cell>
            </table:table-row>
            <table:table-row>
              <table:table-cell office:value-type="string">
                <text:p>11:01:19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11:03:01</text:p>
              </table:table-cell>
              <table:table-cell office:value-type="float" office:value="2.9377">
                <text:p>2.9377</text:p>
              </table:table-cell>
            </table:table-row>
            <table:table-row>
              <table:table-cell office:value-type="string">
                <text:p>11:04:43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string">
                <text:p>11:06:24</text:p>
              </table:table-cell>
              <table:table-cell office:value-type="float" office:value="2.9194">
                <text:p>2.9194</text:p>
              </table:table-cell>
            </table:table-row>
            <table:table-row>
              <table:table-cell office:value-type="string">
                <text:p>11:08:06</text:p>
              </table:table-cell>
              <table:table-cell office:value-type="float" office:value="2.9646">
                <text:p>2.9646</text:p>
              </table:table-cell>
            </table:table-row>
            <table:table-row>
              <table:table-cell office:value-type="string">
                <text:p>11:09:48</text:p>
              </table:table-cell>
              <table:table-cell office:value-type="float" office:value="3.0024">
                <text:p>3.0024</text:p>
              </table:table-cell>
            </table:table-row>
            <table:table-row>
              <table:table-cell office:value-type="string">
                <text:p>11:11:29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11:13:11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11:14:52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1:16:34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1:19:57</text:p>
              </table:table-cell>
              <table:table-cell office:value-type="float" office:value="3.0537">
                <text:p>3.0537</text:p>
              </table:table-cell>
            </table:table-row>
            <table:table-row>
              <table:table-cell office:value-type="string">
                <text:p>11:21:39</text:p>
              </table:table-cell>
              <table:table-cell office:value-type="float" office:value="3.0586">
                <text:p>3.0586</text:p>
              </table:table-cell>
            </table:table-row>
            <table:table-row>
              <table:table-cell office:value-type="string">
                <text:p>11:23:2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11:25:02</text:p>
              </table:table-cell>
              <table:table-cell office:value-type="float" office:value="3.1355">
                <text:p>3.1355</text:p>
              </table:table-cell>
            </table:table-row>
            <table:table-row>
              <table:table-cell office:value-type="string">
                <text:p>11:26:44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1:28:26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1:30:07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3.2894">
                <text:p>3.2894</text:p>
              </table:table-cell>
            </table:table-row>
            <table:table-row>
              <table:table-cell office:value-type="string">
                <text:p>11:33:30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1:35:12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1:37:25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1:42:30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1:44:11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1:45:53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2:26:32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2:28:14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3.1123">
                <text:p>3.1123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3.1038">
                <text:p>3.1038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3.1013">
                <text:p>3.1013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3.1526">
                <text:p>3.1526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3.2063">
                <text:p>3.2063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2:56:52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2:58:34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3.2711">
                <text:p>3.2711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3:27:21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3:29:03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3:30:44</text:p>
              </table:table-cell>
              <table:table-cell office:value-type="float" office:value="3.2442">
                <text:p>3.2442</text:p>
              </table:table-cell>
            </table:table-row>
            <table:table-row>
              <table:table-cell office:value-type="string">
                <text:p>13:32:26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3:37:31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3:40:54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3:42:36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3:44:17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3:45:5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47:41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3:49:22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3:51:04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3:59:32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4:01:14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4:02:55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4:04:37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4:06:19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4:08:00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4:09:42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4:13:05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4:14:47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4:18:10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4:21:33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4:23:15</text:p>
              </table:table-cell>
              <table:table-cell office:value-type="float" office:value="3.2894">
                <text:p>3.2894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4:26:38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4:28:20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4:31:43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4:33:25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4:35:06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4:36:48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14:40:11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4:41:53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4:45:16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4:46:58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5:19:10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20:52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15:22:33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5:24:15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29:20</text:p>
              </table:table-cell>
              <table:table-cell office:value-type="float" office:value="3.1624">
                <text:p>3.1624</text:p>
              </table:table-cell>
            </table:table-row>
            <table:table-row>
              <table:table-cell office:value-type="string">
                <text:p>15:31:02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5:32:44</text:p>
              </table:table-cell>
              <table:table-cell office:value-type="float" office:value="3.2076">
                <text:p>3.2076</text:p>
              </table:table-cell>
            </table:table-row>
            <table:table-row>
              <table:table-cell office:value-type="string">
                <text:p>15:34:25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5:36:07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5:37:49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5:41:12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5:42:54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3.3773">
                <text:p>3.3773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6:01:33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6:03:14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string">
                <text:p>16:06:38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6:10:01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6:15:06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6:16:48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6:20:11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6:23:35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6:26:58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6:28:39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6:32:03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6:49:00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6:52:23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6:54:05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6:55:46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6:57:28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7:00:52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7:04:15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7:05:57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7:07:39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7:09:20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7:11:02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7:12:44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3.3004">
                <text:p>3.3004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7:19:31</text:p>
              </table:table-cell>
              <table:table-cell office:value-type="float" office:value="3.3004">
                <text:p>3.3004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7:22:54</text:p>
              </table:table-cell>
              <table:table-cell office:value-type="float" office:value="3.2943">
                <text:p>3.2943</text:p>
              </table:table-cell>
            </table:table-row>
            <table:table-row>
              <table:table-cell office:value-type="string">
                <text:p>17:24:35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27:59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7:29:40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7:31:22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7:33:04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7:38:09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7:39:50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17:41:32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7:43:14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7:46:37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7:48:19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7:51:42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7:53:24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7:55:06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7:58:29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8:00:11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8:01:52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8:03:34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8:05:16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3.1355">
                <text:p>3.1355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8:13:44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8:15:26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8:17:07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8:18:49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8:20:31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8:22:12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18:23:54</text:p>
              </table:table-cell>
              <table:table-cell office:value-type="float" office:value="3.1221">
                <text:p>3.1221</text:p>
              </table:table-cell>
            </table:table-row>
            <table:table-row>
              <table:table-cell office:value-type="string">
                <text:p>18:25:36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8:27:17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8:28:59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8:32:22</text:p>
              </table:table-cell>
              <table:table-cell office:value-type="float" office:value="3.1832">
                <text:p>3.1832</text:p>
              </table:table-cell>
            </table:table-row>
            <table:table-row>
              <table:table-cell office:value-type="string">
                <text:p>18:34:04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8:35:46</text:p>
              </table:table-cell>
              <table:table-cell office:value-type="float" office:value="3.1404">
                <text:p>3.1404</text:p>
              </table:table-cell>
            </table:table-row>
            <table:table-row>
              <table:table-cell office:value-type="string">
                <text:p>18:37:27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8:39:09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18:40:51</text:p>
              </table:table-cell>
              <table:table-cell office:value-type="float" office:value="3.0989">
                <text:p>3.0989</text:p>
              </table:table-cell>
            </table:table-row>
            <table:table-row>
              <table:table-cell office:value-type="string">
                <text:p>18:42:32</text:p>
              </table:table-cell>
              <table:table-cell office:value-type="float" office:value="3.0794">
                <text:p>3.0794</text:p>
              </table:table-cell>
            </table:table-row>
            <table:table-row>
              <table:table-cell office:value-type="string">
                <text:p>18:44:14</text:p>
              </table:table-cell>
              <table:table-cell office:value-type="float" office:value="3.0549">
                <text:p>3.0549</text:p>
              </table:table-cell>
            </table:table-row>
            <table:table-row>
              <table:table-cell office:value-type="string">
                <text:p>18:45:55</text:p>
              </table:table-cell>
              <table:table-cell office:value-type="float" office:value="3.0281">
                <text:p>3.0281</text:p>
              </table:table-cell>
            </table:table-row>
            <table:table-row>
              <table:table-cell office:value-type="string">
                <text:p>18:47:37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8:49:19</text:p>
              </table:table-cell>
              <table:table-cell office:value-type="float" office:value="3.0427">
                <text:p>3.0427</text:p>
              </table:table-cell>
            </table:table-row>
            <table:table-row>
              <table:table-cell office:value-type="string">
                <text:p>18:51:00</text:p>
              </table:table-cell>
              <table:table-cell office:value-type="float" office:value="2.8352">
                <text:p>2.8352</text:p>
              </table:table-cell>
            </table:table-row>
            <table:table-row>
              <table:table-cell office:value-type="string">
                <text:p>18:52:42</text:p>
              </table:table-cell>
              <table:table-cell office:value-type="float" office:value="2.9133">
                <text:p>2.9133</text:p>
              </table:table-cell>
            </table:table-row>
            <table:table-row>
              <table:table-cell office:value-type="string">
                <text:p>18:54:24</text:p>
              </table:table-cell>
              <table:table-cell office:value-type="float" office:value="3.0024">
                <text:p>3.0024</text:p>
              </table:table-cell>
            </table:table-row>
            <table:table-row>
              <table:table-cell office:value-type="string">
                <text:p>18:56:05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8:57:47</text:p>
              </table:table-cell>
              <table:table-cell office:value-type="float" office:value="3.0525">
                <text:p>3.0525</text:p>
              </table:table-cell>
            </table:table-row>
            <table:table-row>
              <table:table-cell office:value-type="string">
                <text:p>18:59:28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19:01:10</text:p>
              </table:table-cell>
              <table:table-cell office:value-type="float" office:value="3.0159">
                <text:p>3.0159</text:p>
              </table:table-cell>
            </table:table-row>
            <table:table-row>
              <table:table-cell office:value-type="string">
                <text:p>19:02:52</text:p>
              </table:table-cell>
              <table:table-cell office:value-type="float" office:value="2.9939">
                <text:p>2.9939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2.989">
                <text:p>2.989</text:p>
              </table:table-cell>
            </table:table-row>
            <table:table-row>
              <table:table-cell office:value-type="string">
                <text:p>19:06:15</text:p>
              </table:table-cell>
              <table:table-cell office:value-type="float" office:value="2.9744">
                <text:p>2.9744</text:p>
              </table:table-cell>
            </table:table-row>
            <table:table-row>
              <table:table-cell office:value-type="string">
                <text:p>19:07:57</text:p>
              </table:table-cell>
              <table:table-cell office:value-type="float" office:value="2.9231">
                <text:p>2.9231</text:p>
              </table:table-cell>
            </table:table-row>
            <table:table-row>
              <table:table-cell office:value-type="string">
                <text:p>19:09:38</text:p>
              </table:table-cell>
              <table:table-cell office:value-type="float" office:value="2.9133">
                <text:p>2.9133</text:p>
              </table:table-cell>
            </table:table-row>
            <table:table-row>
              <table:table-cell office:value-type="string">
                <text:p>19:11:20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19:13:01</text:p>
              </table:table-cell>
              <table:table-cell office:value-type="float" office:value="2.8584">
                <text:p>2.8584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19:18:06</text:p>
              </table:table-cell>
              <table:table-cell office:value-type="float" office:value="2.7057">
                <text:p>2.7057</text:p>
              </table:table-cell>
            </table:table-row>
            <table:table-row>
              <table:table-cell office:value-type="string">
                <text:p>19:19:48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19:21:29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19:23:11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19:24:53</text:p>
              </table:table-cell>
              <table:table-cell office:value-type="float" office:value="2.6496">
                <text:p>2.6496</text:p>
              </table:table-cell>
            </table:table-row>
            <table:table-row>
              <table:table-cell office:value-type="string">
                <text:p>19:26:34</text:p>
              </table:table-cell>
              <table:table-cell office:value-type="float" office:value="2.6129">
                <text:p>2.6129</text:p>
              </table:table-cell>
            </table:table-row>
            <table:table-row>
              <table:table-cell office:value-type="string">
                <text:p>19:28:16</text:p>
              </table:table-cell>
              <table:table-cell office:value-type="float" office:value="2.5849">
                <text:p>2.5849</text:p>
              </table:table-cell>
            </table:table-row>
            <table:table-row>
              <table:table-cell office:value-type="string">
                <text:p>19:29:58</text:p>
              </table:table-cell>
              <table:table-cell office:value-type="float" office:value="2.5543">
                <text:p>2.5543</text:p>
              </table:table-cell>
            </table:table-row>
            <table:table-row>
              <table:table-cell office:value-type="string">
                <text:p>19:31:39</text:p>
              </table:table-cell>
              <table:table-cell office:value-type="float" office:value="2.5263">
                <text:p>2.5263</text:p>
              </table:table-cell>
            </table:table-row>
            <table:table-row>
              <table:table-cell office:value-type="string">
                <text:p>19:33:21</text:p>
              </table:table-cell>
              <table:table-cell office:value-type="float" office:value="2.4823">
                <text:p>2.4823</text:p>
              </table:table-cell>
            </table:table-row>
            <table:table-row>
              <table:table-cell office:value-type="string">
                <text:p>19:35:02</text:p>
              </table:table-cell>
              <table:table-cell office:value-type="float" office:value="2.4322">
                <text:p>2.4322</text:p>
              </table:table-cell>
            </table:table-row>
            <table:table-row>
              <table:table-cell office:value-type="string">
                <text:p>19:36:44</text:p>
              </table:table-cell>
              <table:table-cell office:value-type="float" office:value="2.3773">
                <text:p>2.3773</text:p>
              </table:table-cell>
            </table:table-row>
            <table:table-row>
              <table:table-cell office:value-type="string">
                <text:p>19:38:26</text:p>
              </table:table-cell>
              <table:table-cell office:value-type="float" office:value="2.1233">
                <text:p>2.1233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2833">
                <text:p>2.2833</text:p>
              </table:table-cell>
            </table:table-row>
            <table:table-row>
              <table:table-cell office:value-type="string">
                <text:p>19:41:49</text:p>
              </table:table-cell>
              <table:table-cell office:value-type="float" office:value="2.2369">
                <text:p>2.2369</text:p>
              </table:table-cell>
            </table:table-row>
            <table:table-row>
              <table:table-cell office:value-type="string">
                <text:p>19:43:30</text:p>
              </table:table-cell>
              <table:table-cell office:value-type="float" office:value="2.1917">
                <text:p>2.1917</text:p>
              </table:table-cell>
            </table:table-row>
            <table:table-row>
              <table:table-cell office:value-type="string">
                <text:p>19:45:12</text:p>
              </table:table-cell>
              <table:table-cell office:value-type="float" office:value="2.1514">
                <text:p>2.1514</text:p>
              </table:table-cell>
            </table:table-row>
            <table:table-row>
              <table:table-cell office:value-type="string">
                <text:p>19:46:54</text:p>
              </table:table-cell>
              <table:table-cell office:value-type="float" office:value="2.1026">
                <text:p>2.1026</text:p>
              </table:table-cell>
            </table:table-row>
            <table:table-row>
              <table:table-cell office:value-type="string">
                <text:p>19:48:35</text:p>
              </table:table-cell>
              <table:table-cell office:value-type="float" office:value="2.0586">
                <text:p>2.0586</text:p>
              </table:table-cell>
            </table:table-row>
            <table:table-row>
              <table:table-cell office:value-type="string">
                <text:p>19:50:17</text:p>
              </table:table-cell>
              <table:table-cell office:value-type="float" office:value="2.0061">
                <text:p>2.0061</text:p>
              </table:table-cell>
            </table:table-row>
            <table:table-row>
              <table:table-cell office:value-type="string">
                <text:p>19:51:58</text:p>
              </table:table-cell>
              <table:table-cell office:value-type="float" office:value="1.9365">
                <text:p>1.9365</text:p>
              </table:table-cell>
            </table:table-row>
            <table:table-row>
              <table:table-cell office:value-type="string">
                <text:p>19:53:40</text:p>
              </table:table-cell>
              <table:table-cell office:value-type="float" office:value="1.8498">
                <text:p>1.8498</text:p>
              </table:table-cell>
            </table:table-row>
            <table:table-row>
              <table:table-cell office:value-type="string">
                <text:p>19:55:22</text:p>
              </table:table-cell>
              <table:table-cell office:value-type="float" office:value="1.7485">
                <text:p>1.7485</text:p>
              </table:table-cell>
            </table:table-row>
            <table:table-row>
              <table:table-cell office:value-type="string">
                <text:p>19:57:03</text:p>
              </table:table-cell>
              <table:table-cell office:value-type="float" office:value="1.6239">
                <text:p>1.6239</text:p>
              </table:table-cell>
            </table:table-row>
            <table:table-row>
              <table:table-cell office:value-type="string">
                <text:p>19:58:45</text:p>
              </table:table-cell>
              <table:table-cell office:value-type="float" office:value="1.4908">
                <text:p>1.4908</text:p>
              </table:table-cell>
            </table:table-row>
            <table:table-row>
              <table:table-cell office:value-type="string">
                <text:p>20:00:27</text:p>
              </table:table-cell>
              <table:table-cell office:value-type="float" office:value="1.3736">
                <text:p>1.3736</text:p>
              </table:table-cell>
            </table:table-row>
            <table:table-row>
              <table:table-cell office:value-type="string">
                <text:p>20:02:08</text:p>
              </table:table-cell>
              <table:table-cell office:value-type="float" office:value="1.2564">
                <text:p>1.2564</text:p>
              </table:table-cell>
            </table:table-row>
            <table:table-row>
              <table:table-cell office:value-type="string">
                <text:p>20:03:50</text:p>
              </table:table-cell>
              <table:table-cell office:value-type="float" office:value="1.1331">
                <text:p>1.1331</text:p>
              </table:table-cell>
            </table:table-row>
            <table:table-row>
              <table:table-cell office:value-type="string">
                <text:p>20:05:32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20:07:13</text:p>
              </table:table-cell>
              <table:table-cell office:value-type="float" office:value="0.8645">
                <text:p>0.8645</text:p>
              </table:table-cell>
            </table:table-row>
            <table:table-row>
              <table:table-cell office:value-type="string">
                <text:p>20:08:55</text:p>
              </table:table-cell>
              <table:table-cell office:value-type="float" office:value="0.7863">
                <text:p>0.7863</text:p>
              </table:table-cell>
            </table:table-row>
            <table:table-row>
              <table:table-cell office:value-type="string">
                <text:p>20:10:36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20:12:18</text:p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20:14:00</text:p>
              </table:table-cell>
              <table:table-cell office:value-type="float" office:value="0.4176">
                <text:p>0.4176</text:p>
              </table:table-cell>
            </table:table-row>
            <table:table-row>
              <table:table-cell office:value-type="string">
                <text:p>20:15:41</text:p>
              </table:table-cell>
              <table:table-cell office:value-type="float" office:value="0.2906">
                <text:p>0.2906</text:p>
              </table:table-cell>
            </table:table-row>
            <table:table-row>
              <table:table-cell office:value-type="string">
                <text:p>20:17:23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0:19:05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20:22:28</text:p>
              </table:table-cell>
              <table:table-cell office:value-type="float" office:value="0.1819">
                <text:p>0.1819</text:p>
              </table:table-cell>
            </table:table-row>
            <table:table-row>
              <table:table-cell office:value-type="string">
                <text:p>20:24:10</text:p>
              </table:table-cell>
              <table:table-cell office:value-type="float" office:value="0.1661">
                <text:p>0.1661</text:p>
              </table:table-cell>
            </table:table-row>
            <table:table-row>
              <table:table-cell office:value-type="string">
                <text:p>20:25:51</text:p>
              </table:table-cell>
              <table:table-cell office:value-type="float" office:value="0.1453">
                <text:p>0.1453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20:29:14</text:p>
              </table:table-cell>
              <table:table-cell office:value-type="float" office:value="0.0916">
                <text:p>0.0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